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reeSans1" svg:font-family="FreeSans" style:font-family-generic="swiss"/>
    <style:font-face style:name="Verdana" svg:font-family="Verdana" style:font-family-generic="swiss"/>
    <style:font-face style:name="Mono" svg:font-family="Mono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4.2125in" table:align="margins"/>
    </style:style>
    <style:style style:name="Table1.A" style:family="table-column">
      <style:table-column-properties style:column-width="4.2125in" style:rel-column-width="65535*"/>
    </style:style>
    <style:style style:name="Table1.A1" style:family="table-cell">
      <style:table-cell-properties fo:padding="0.0382in" fo:border="1pt solid #000000"/>
    </style:style>
    <style:style style:name="Table1.A2" style:family="table-cell">
      <style:table-cell-properties fo:padding="0.0382in" fo:border-left="1pt solid #000000" fo:border-right="1pt solid #000000" fo:border-top="none" fo:border-bottom="1pt solid #000000"/>
    </style:style>
    <style:style style:name="Table2" style:family="table">
      <style:table-properties style:width="4.2125in" table:align="margins"/>
    </style:style>
    <style:style style:name="Table2.A" style:family="table-column">
      <style:table-column-properties style:column-width="4.2125in" style:rel-column-width="65535*"/>
    </style:style>
    <style:style style:name="Table2.A1" style:family="table-cell">
      <style:table-cell-properties fo:padding="0.0382in" fo:border="1pt solid #000000"/>
    </style:style>
    <style:style style:name="Table2.2" style:family="table-row">
      <style:table-row-properties style:min-row-height="1.0938in"/>
    </style:style>
    <style:style style:name="Table2.A2" style:family="table-cell">
      <style:table-cell-properties fo:padding="0.0382in" fo:border-left="1pt solid #000000" fo:border-right="1pt solid #000000" fo:border-top="none" fo:border-bottom="1pt solid #000000"/>
    </style:style>
    <style:style style:name="P1" style:family="paragraph" style:parent-style-name="Standard">
      <style:text-properties style:font-name="Bitstream Vera Sans" fo:font-weight="bold" officeooo:rsid="00105bf3" officeooo:paragraph-rsid="00105bf3" style:font-weight-asian="bold" style:font-weight-complex="bold"/>
    </style:style>
    <style:style style:name="P2" style:family="paragraph" style:parent-style-name="Standard">
      <style:text-properties style:font-name="Bitstream Vera Sans" fo:font-weight="bold" officeooo:rsid="00105bf3" officeooo:paragraph-rsid="00115fc1" style:font-weight-asian="bold" style:font-weight-complex="bold"/>
    </style:style>
    <style:style style:name="P3" style:family="paragraph" style:parent-style-name="Standard">
      <style:text-properties style:font-name="Bitstream Vera Sans" fo:font-size="10pt" fo:font-weight="bold" officeooo:rsid="00105bf3" officeooo:paragraph-rsid="00105bf3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Bitstream Vera Sans" fo:font-weight="normal" officeooo:rsid="00105bf3" officeooo:paragraph-rsid="00105bf3" style:font-weight-asian="normal" style:font-weight-complex="normal"/>
    </style:style>
    <style:style style:name="P5" style:family="paragraph" style:parent-style-name="Standard">
      <style:text-properties style:font-name="Bitstream Vera Sans" fo:font-size="9pt" fo:font-weight="normal" officeooo:rsid="00105bf3" officeooo:paragraph-rsid="00105bf3" style:font-size-asian="9pt" style:font-weight-asian="normal" style:font-size-complex="9pt" style:font-weight-complex="normal"/>
    </style:style>
    <style:style style:name="P6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Bitstream Vera Sans" fo:font-weight="bold" officeooo:rsid="00105bf3" officeooo:paragraph-rsid="00105bf3" style:font-weight-asian="bold" style:font-weight-complex="bold"/>
    </style:style>
    <style:style style:name="P7" style:family="paragraph" style:parent-style-name="Table_20_Contents">
      <style:text-properties style:font-name="Bitstream Vera Sans" fo:font-size="9pt" officeooo:rsid="00105bf3" officeooo:paragraph-rsid="00105bf3" style:font-size-asian="9pt" style:font-size-complex="9pt"/>
    </style:style>
    <style:style style:name="P8" style:family="paragraph" style:parent-style-name="Table_20_Contents">
      <style:text-properties style:font-name="Bitstream Vera Sans" fo:font-size="8pt" officeooo:rsid="00105bf3" officeooo:paragraph-rsid="00105bf3" style:font-size-asian="8pt" style:font-size-complex="8pt"/>
    </style:style>
    <style:style style:name="P9" style:family="paragraph" style:parent-style-name="Table_20_Contents">
      <style:text-properties style:font-name="Bitstream Vera Sans" fo:font-size="8pt" officeooo:rsid="00105bf3" officeooo:paragraph-rsid="00115fc1" style:font-size-asian="8pt" style:font-size-complex="8pt"/>
    </style:style>
    <style:style style:name="P10" style:family="paragraph" style:parent-style-name="Table_20_Contents">
      <style:text-properties style:font-name="Bitstream Vera Sans" fo:font-size="8pt" fo:font-style="italic" officeooo:rsid="00105bf3" officeooo:paragraph-rsid="00105bf3" style:font-size-asian="8pt" style:font-style-asian="italic" style:font-size-complex="8pt" style:font-style-complex="italic"/>
    </style:style>
    <style:style style:name="P11" style:family="paragraph" style:parent-style-name="Table_20_Contents">
      <style:text-properties style:font-name="Bitstream Vera Sans" fo:font-size="7pt" officeooo:rsid="00105bf3" officeooo:paragraph-rsid="00105bf3" style:font-size-asian="7pt" style:font-size-complex="7pt"/>
    </style:style>
    <style:style style:name="P12" style:family="paragraph" style:parent-style-name="Standard">
      <style:text-properties style:font-name="Bitstream Vera Sans" fo:font-size="10pt" fo:font-weight="bold" officeooo:rsid="00105bf3" officeooo:paragraph-rsid="00105bf3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Bitstream Vera Sans" fo:font-size="10pt" fo:font-weight="bold" officeooo:rsid="00161464" officeooo:paragraph-rsid="00161464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Bitstream Vera Sans" fo:font-size="10pt" fo:font-weight="normal" officeooo:rsid="00105bf3" officeooo:paragraph-rsid="00105bf3" style:font-size-asian="10pt" style:font-weight-asian="normal" style:font-size-complex="10pt" style:font-weight-complex="normal"/>
    </style:style>
    <style:style style:name="P15" style:family="paragraph" style:parent-style-name="Table_20_Contents">
      <style:text-properties style:font-name="Bitstream Vera Sans" fo:font-size="8pt" officeooo:rsid="001d673b" officeooo:paragraph-rsid="001d673b" style:font-size-asian="8pt" style:font-size-complex="8pt"/>
    </style:style>
    <style:style style:name="P16" style:family="paragraph" style:parent-style-name="Table_20_Contents">
      <style:text-properties style:font-name="Bitstream Vera Sans" fo:font-size="8pt" officeooo:rsid="00105bf3" officeooo:paragraph-rsid="00105bf3" style:font-size-asian="8pt" style:font-size-complex="8pt"/>
    </style:style>
    <style:style style:name="P17" style:family="paragraph" style:parent-style-name="Table_20_Contents">
      <style:text-properties style:font-name="Bitstream Vera Sans" fo:font-size="8pt" officeooo:rsid="00105bf3" officeooo:paragraph-rsid="00115fc1" style:font-size-asian="8pt" style:font-size-complex="8pt"/>
    </style:style>
    <style:style style:name="P18" style:family="paragraph" style:parent-style-name="Table_20_Contents">
      <style:text-properties style:font-name="Bitstream Vera Sans" fo:font-size="7pt" officeooo:rsid="00105bf3" officeooo:paragraph-rsid="00105bf3" style:font-size-asian="7pt" style:font-size-complex="7pt"/>
    </style:style>
    <style:style style:name="P19" style:family="paragraph" style:parent-style-name="Table_20_Contents">
      <style:text-properties style:font-name="Bitstream Vera Sans" fo:font-size="7pt" officeooo:rsid="00105bf3" officeooo:paragraph-rsid="001d673b" style:font-size-asian="7pt" style:font-size-complex="7pt"/>
    </style:style>
    <style:style style:name="P20" style:family="paragraph" style:parent-style-name="Table_20_Contents">
      <style:text-properties style:font-name="Bitstream Vera Sans" fo:font-size="9pt" officeooo:rsid="00105bf3" officeooo:paragraph-rsid="00105bf3" style:font-size-asian="9pt" style:font-size-complex="9pt"/>
    </style:style>
    <style:style style:name="P21" style:family="paragraph">
      <style:paragraph-properties fo:text-align="center"/>
    </style:style>
    <style:style style:name="P22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font-name="Mono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115fc1" style:font-size-asian="10pt" style:font-size-complex="10pt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T6" style:family="text">
      <style:text-properties officeooo:rsid="00189052"/>
    </style:style>
    <style:style style:name="T7" style:family="text">
      <style:text-properties fo:font-weight="bold" officeooo:rsid="00189052" style:font-weight-asian="bold" style:font-weight-complex="bold"/>
    </style:style>
    <style:style style:name="T8" style:family="text">
      <style:text-properties fo:font-weight="bold" officeooo:rsid="001b3920" style:font-weight-asian="bold" style:font-weight-complex="bold"/>
    </style:style>
    <style:style style:name="T9" style:family="text">
      <style:text-properties officeooo:rsid="001c77c7"/>
    </style:style>
    <style:style style:name="T10" style:family="text">
      <style:text-properties officeooo:rsid="001e4dc5"/>
    </style:style>
    <style:style style:name="T11" style:family="text">
      <style:text-properties fo:font-size="8pt" fo:font-style="italic" style:font-size-asian="8pt" style:font-style-asian="italic" style:font-size-complex="8pt" style:font-style-complex="italic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9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bject Project Dissection Lab Activity </text:p>
      <text:p text:style-name="P6">(Gloves and goggles required)</text:p>
      <text:p text:style-name="P1"/>
      <text:p text:style-name="P5"><text:span text:style-name="T1">Directions:</text:span> <text:span text:style-name="T7">FIRST </text:span>Choose one of the past student <text:span text:style-name="T2">Object </text:span>Projects on the Object Project Starter Seeds page. <text:span text:style-name="T7">NEXT: </text:span>create a class diagram below of the two classes associated with each project: one that acts as a “blueprint” object and the other which holds the <text:span text:style-name="T2">main()</text:span> method and actually instantiates the object with the new keyword <text:span text:style-name="T8">THEN</text:span><text:span text:style-name="T7">: </text:span><text:span text:style-name="T6">Diagram method calls in the space between the two classes. </text:span><text:span text:style-name="T8">FINALLY: </text:span><text:span text:style-name="T9">Do Summary Activity.</text:span></text:p>
      <text:p text:style-name="P4"/>
      <text:p text:style-name="P3">Class diagram of the “blueprint” class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8">class name</text:p>
            <text:p text:style-name="P15">LaserLight</text:p>
            <text:p text:style-name="P8"/>
            <text:p text:style-name="P8"/>
          </table:table-cell>
        </table:table-row>
        <table:table-row>
          <table:table-cell table:style-name="Table1.A2" office:value-type="string">
            <text:p text:style-name="P8">member variables and constants</text:p>
            <text:p text:style-name="P10"/>
            <text:p text:style-name="P8">private int powerRemaining = 100;</text:p>
            <text:p text:style-name="P8">public String show;</text:p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</table:table-row>
        <table:table-row>
          <table:table-cell table:style-name="Table1.A2" office:value-type="string">
            <text:p text:style-name="P9">method declarations <text:s/>– NO <text:span text:style-name="T2">main() </text:span>HERE!!</text:p>
            <text:p text:style-name="P11">public void redLight(int powerUsed){</text:p>
            <text:p text:style-name="P19">public void orangeLight(int powerUsed){ <text:s text:c="6"/></text:p>
            <text:p text:style-name="P19">public void yellowLight(int powerUsed){</text:p>
            <text:p text:style-name="P19">public void greenLight(int powerUsed){</text:p>
            <text:p text:style-name="P19">public void blueLight(int powerUsed){</text:p>
            <text:p text:style-name="P19">public void purpleLight(int powerUsed){ </text:p>
            <text:p text:style-name="P19"/>
            <text:p text:style-name="P19">public int getPowerRemaining(){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</table:table-row>
      </table:table>
      <text:p text:style-name="P2"><text:span text:style-name="T3">Summary Activity </text:span><text:span text:style-name="T4">(do last)</text:span><text:span text:style-name="T3">: </text:span><text:span text:style-name="T5">Write an additional method declaration of your own creation in one of the two class you diagrammed above. Describe below in a sentence or two the job of your new method:</text:span></text:p>
      <text:p text:style-name="P3"/>
      <text:p text:style-name="P3"/>
      <text:p text:style-name="P13"/>
      <text:p text:style-name="P3"/>
      <text:p text:style-name="P3"/>
      <text:p text:style-name="P3"><draw:frame text:anchor-type="paragraph" draw:z-index="0" draw:name="Shape1" draw:style-name="gr2" draw:text-style-name="P22" svg:width="0.8335in" svg:height="0.9488in" svg:x="-0.8953in" svg:y="0.1256in"><draw:text-box><text:p><text:span text:style-name="T11">Draw arrows in this space to show method calls within AND between classes</text:span></text:p></draw:text-box></draw:frame>Class diagram of the “client” class that creates an instance of the blueprint class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8">class name</text:p>
            <text:p text:style-name="P8"/>
            <text:p text:style-name="P15">LaserLightShow</text:p>
            <text:p text:style-name="P8"/>
          </table:table-cell>
        </table:table-row>
        <table:table-row table:style-name="Table2.2">
          <table:table-cell table:style-name="Table2.A2" office:value-type="string">
            <text:p text:style-name="P8">member variables</text:p>
            <text:p text:style-name="P8"/>
            <text:p text:style-name="P8"/>
          </table:table-cell>
        </table:table-row>
        <table:table-row>
          <table:table-cell table:style-name="Table2.A2" office:value-type="string">
            <text:p text:style-name="P9">method declarations - YES <text:s/><text:span text:style-name="T2">main() </text:span>HERE</text:p>
            <text:p text:style-name="P9">public static void main(String[] args){</text:p>
            <text:p text:style-name="P9">// declare new instance of LaserLight for first <text:span text:style-name="T10">and second</text:span> show</text:p>
            <text:p text:style-name="P9"/>
            <text:p text:style-name="P9"><draw:path text:anchor-type="paragraph" draw:z-index="1" draw:name="Shape2" draw:style-name="gr1" draw:text-style-name="P21" svg:width="3.2583in" svg:height="0.3835in" svg:x="-3.3776in" svg:y="0.122in" svg:viewBox="0 0 8277 975" svg:d="M8277 0c-247 34-489 101-734 132-162 21-312 89-471 118-162 31-314 104-471 147-144 40-293 76-441 88-157 13-314 36-469 44-152 8-307 0-457 0-153 0-305 5-455 0-164-5-324 27-485 30-153 4-302 58-455 58-148 0-295 51-441 60-162 11-325 43-485 59-161 15-312 57-471 58-161 1-314 42-471 60-157 17-314 31-469 44-154 12-300 30-457 44s-300 42-455 28c-146-13-296-11-441 0-399 31 123-99 176-132 155-97 334-158 500-235 163-76 324-169 470-278l119-45"><text:p/></draw:path>private static void showPower(LaserLight inputLaserLight){</text:p>
            <text:p text:style-name="P8">// <text:span text:style-name="T10">create method to call getPowerRemaining</text:span></text:p>
            <text:p text:style-name="P8"/>
            <text:p text:style-name="P8"/>
            <text:p text:style-name="P8"/>
            <text:p text:style-name="P8"/>
            <text:p text:style-name="P8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><text:soft-page-break/></text:p>
            <text:p text:style-name="P7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reeSans1" svg:font-family="FreeSans" style:font-family-generic="swiss"/>
    <style:font-face style:name="Verdana" svg:font-family="Verdana" style:font-family-generic="swiss"/>
    <style:font-face style:name="Mono" svg:font-family="Mono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Verdana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in" style:writing-mode="page"/>
      <style:text-properties style:use-window-font-color="true" loext:opacity="0%" style:font-name="Verdana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="Verdana" fo:font-family="Verdana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Verdana" fo:font-family="Verdana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1in">
          <style:column style:rel-width="32767*" fo:start-indent="0in" fo:end-indent="0.5in"/>
          <style:column style:rel-width="32768*" fo:start-indent="0.5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14T05:24:17.613138995</meta:creation-date>
    <dc:date>2020-12-13T15:07:36.273000000</dc:date>
    <meta:editing-duration>PT19M40S</meta:editing-duration>
    <meta:editing-cycles>11</meta:editing-cycles>
    <meta:generator>LibreOffice/7.0.0.3$Windows_X86_64 LibreOffice_project/8061b3e9204bef6b321a21033174034a5e2ea88e</meta:generator>
    <meta:print-date>2017-11-14T05:43:07.929674063</meta:print-date>
    <meta:document-statistic meta:table-count="2" meta:image-count="0" meta:object-count="0" meta:page-count="2" meta:paragraph-count="27" meta:word-count="219" meta:character-count="1499" meta:non-whitespace-character-count="1295"/>
  </office:meta>
</office:document-meta>
</file>